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fed5" officeooo:paragraph-rsid="0008fed5"/>
    </style:style>
    <style:style style:name="T1" style:family="text">
      <style:text-properties officeooo:rsid="0008fe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! <text:span text:style-name="T1">= Para checar se uma variável é undefined.</text:span></text:p>
      <text:p text:style-name="Standard"/>
      <text:p text:style-name="P1">Let helo = 0</text:p>
      <text:p text:style-name="P1">!helo === false</text:p>
      <text:p text:style-name="P1"/>
      <text:p text:style-name="P1">let helo = ‘hi’</text:p>
      <text:p text:style-name="P1">!helo === false</text:p>
      <text:p text:style-name="P1"/>
      <text:p text:style-name="P1">let helo;</text:p>
      <text:p text:style-name="P1">!helo === tru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9T16:49:29.464108178</meta:creation-date>
    <dc:date>2021-06-29T16:50:40.705828315</dc:date>
    <meta:editing-duration>PT1M12S</meta:editing-duration>
    <meta:editing-cycles>1</meta:editing-cycles>
    <meta:document-statistic meta:table-count="0" meta:image-count="0" meta:object-count="0" meta:page-count="1" meta:paragraph-count="7" meta:word-count="28" meta:character-count="124" meta:non-whitespace-character-count="103"/>
    <meta:generator>LibreOffice/6.4.7.2$Linux_X86_64 LibreOffice_project/40$Build-2</meta:generator>
  </office:meta>
</office:document-meta>
</file>